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35cm" fo:line-height="100%"/>
    </style:style>
    <style:style style:name="P2" style:family="paragraph" style:parent-style-name="Standard">
      <style:paragraph-properties fo:margin-top="0cm" fo:margin-bottom="0.035cm" fo:line-height="100%" fo:text-align="center" style:justify-single-word="false"/>
    </style:style>
    <style:style style:name="P3" style:family="paragraph" style:parent-style-name="List_20_Paragraph">
      <style:paragraph-properties fo:margin-top="0cm" fo:margin-bottom="0.035cm" fo:line-height="100%"/>
      <style:text-properties fo:font-weight="bold" style:font-weight-asian="bold"/>
    </style:style>
    <style:style style:name="P4" style:family="paragraph" style:parent-style-name="Standard">
      <style:paragraph-properties fo:margin-left="1.249cm" fo:margin-right="0cm" fo:margin-top="0cm" fo:margin-bottom="0.035cm" fo:line-height="100%" fo:text-indent="0cm" style:auto-text-indent="false"/>
    </style:style>
    <style:style style:name="P5" style:family="paragraph" style:parent-style-name="Standard">
      <style:paragraph-properties fo:margin-left="2.498cm" fo:margin-right="0cm" fo:margin-top="0cm" fo:margin-bottom="0.035cm" fo:line-height="100%" fo:text-indent="1.249cm" style:auto-text-indent="false"/>
    </style:style>
    <style:style style:name="P6" style:family="paragraph" style:parent-style-name="Standard">
      <style:paragraph-properties fo:margin-left="1.249cm" fo:margin-right="0cm" fo:margin-top="0cm" fo:margin-bottom="0.035cm" fo:line-height="100%" fo:text-indent="1.249cm" style:auto-text-indent="false"/>
    </style:style>
    <style:style style:name="P7" style:family="paragraph" style:parent-style-name="Standard">
      <style:paragraph-properties fo:margin-left="1.27cm" fo:margin-right="0cm" fo:margin-top="0cm" fo:margin-bottom="0.035cm" fo:line-height="100%" fo:text-indent="0cm" style:auto-text-indent="false"/>
    </style:style>
    <style:style style:name="P8" style:family="paragraph" style:parent-style-name="List_20_Paragraph" style:list-style-name="WW8Num1">
      <style:paragraph-properties fo:margin-top="0cm" fo:margin-bottom="0.035cm" fo:line-height="100%"/>
      <style:text-properties fo:font-weight="bold" style:font-weight-asian="bold"/>
    </style:style>
    <style:style style:name="P9" style:family="paragraph" style:parent-style-name="Standard" style:master-page-name="Standard">
      <style:paragraph-properties fo:margin-top="0cm" fo:margin-bottom="0.035cm" fo:line-height="100%"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.035cm" fo:line-height="100%"/>
    </style:style>
    <style:style style:name="P11" style:family="paragraph" style:parent-style-name="Standard">
      <style:paragraph-properties fo:margin-left="2.498cm" fo:margin-right="0cm" fo:margin-top="0cm" fo:margin-bottom="0.035cm" fo:line-height="100%" fo:text-indent="1.249cm" style:auto-text-indent="false"/>
    </style:style>
    <style:style style:name="P12" style:family="paragraph" style:parent-style-name="Standard">
      <style:paragraph-properties fo:margin-left="2.498cm" fo:margin-right="0cm" fo:margin-top="0cm" fo:margin-bottom="0.035cm" fo:line-height="100%" fo:text-indent="1.249cm" style:auto-text-indent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Загрузка информации в УСО.</text:p>
      <text:p text:style-name="P2"/>
      <text:p text:style-name="P2"/>
      <text:list xml:id="list38350252" text:style-name="WW8Num1">
        <text:list-item>
          <text:p text:style-name="P8">Установка соединения</text:p>
        </text:list-item>
      </text:list>
      <text:p text:style-name="P3"/>
      <text:p text:style-name="P4">А)<text:tab/>ПК -&gt; УСО (запрос на установку соединения)</text:p>
      <text:p text:style-name="P4"><text:tab/>Формат пакета: </text:p>
      <text:p text:style-name="P5"><text:span text:style-name="T2">версия данных</text:span> (4 байта): 2 ст. = год, 2 мл. = номер версии, </text:p>
      <text:p text:style-name="P5"/>
      <text:p text:style-name="P4">Б)<text:tab/>УСО -&gt; ПК (ответ обустановке соединения)</text:p>
      <text:p text:style-name="P1"><text:tab/><text:tab/>Формат пакета:</text:p>
      <text:p text:style-name="P1"><text:tab/><text:tab/><text:tab/><text:span text:style-name="T2">если версии данных <text:s/>совпадают, то выдается:</text:span></text:p>
      <text:p text:style-name="P5">код ответа (4 байта) – <text:span text:style-name="T1">0x45dc69a3</text:span>, </text:p>
      <text:p text:style-name="P5"><text:span text:style-name="T2">версия данных</text:span> (4 байта): 2 ст. = год, 2 мл. = номер версии, </text:p>
      <text:p text:style-name="P5"/>
      <text:p text:style-name="P12">если версии данных НЕ совпадают, то выдается:</text:p>
      <text:p text:style-name="P5">код ответа (4 байта) – <text:span text:style-name="T1">0xffffffff</text:span>, </text:p>
      <text:p text:style-name="P12">версия данных (4 байта): 2 ст. = год, 2 мл. = номер версии, </text:p>
      <text:p text:style-name="P12"/>
      <text:p text:style-name="P5"/>
      <text:list xml:id="list38384008" text:continue-numbering="true" text:style-name="WW8Num1">
        <text:list-item>
          <text:p text:style-name="P8">Передача данных</text:p>
        </text:list-item>
      </text:list>
      <text:p text:style-name="P3"/>
      <text:p text:style-name="P4">ПК -&gt; УСО (передача данных)</text:p>
      <text:p text:style-name="P4">Формат пакета: </text:p>
      <text:p text:style-name="P6">длина данных в байтах (4 байта), </text:p>
      <text:p text:style-name="P6">данные, </text:p>
      <text:p text:style-name="P6">контрольная сумма (4 байта)<text:tab/></text:p>
      <text:p text:style-name="P1"/>
      <text:p text:style-name="P1"><text:tab/>Данные состоят из блоков, которые располагаются последовательно друг за другом. Каждый блок содержит:</text:p>
      <text:p text:style-name="P1"><text:tab/></text:p>
      <text:p text:style-name="P1"><text:tab/><text:tab/>Код блока (2 байта),</text:p>
      <text:p text:style-name="P1"><text:tab/><text:tab/>Длина в байтах (4 байта),</text:p>
      <text:p text:style-name="P1"><text:tab/><text:tab/>Данные блока</text:p>
      <text:p text:style-name="P6"/>
      <text:p text:style-name="P6"/>
      <text:list xml:id="list38357423" text:continue-numbering="true" text:style-name="WW8Num1">
        <text:list-item>
          <text:p text:style-name="P8">Завершение соединения</text:p>
        </text:list-item>
      </text:list>
      <text:p text:style-name="P3"/>
      <text:p text:style-name="P7">УСО -&gt; ПК (ответ о результате)</text:p>
      <text:p text:style-name="P4">Формат пакета: </text:p>
      <text:p text:style-name="P6">код завершения соединения (4 байта) – 0<text:span text:style-name="T1">x</text:span>8<text:span text:style-name="T1">e</text:span>94<text:span text:style-name="T1">ac</text:span>13,</text:p>
      <text:p text:style-name="P6">результат ( 4 байта) – 0<text:span text:style-name="T1">x</text:span>00000000 – норма, 0xffffffff - ошибка,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ja</meta:initial-creator>
    <meta:creation-date>2011-01-21T16:06:00</meta:creation-date>
    <dc:date>2011-02-27T18:24:36.94</dc:date>
    <meta:editing-cycles>17</meta:editing-cycles>
    <meta:editing-duration>PT03H34M06S</meta:editing-duration>
    <meta:generator>OpenOffice.org/3.2$Win32 OpenOffice.org_project/320m18$Build-9502</meta:generator>
    <meta:document-statistic meta:table-count="0" meta:image-count="0" meta:object-count="0" meta:page-count="1" meta:paragraph-count="29" meta:word-count="164" meta:character-count="983"/>
  </office:meta>
</office:document-meta>
</file>